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itstream Vera Sans Mono" fo:font-size="10pt" style:text-underline-style="none" fo:font-weight="bold" style:font-size-asian="10pt" style:font-weight-asian="bold" style:font-size-complex="10pt" style:font-weight-complex="bold"/>
    </style:style>
    <style:style style:name="P2" style:family="paragraph" style:parent-style-name="Standard">
      <style:text-properties style:font-name="Bitstream Vera Sans Mono" fo:font-size="10pt" style:text-underline-style="none" fo:font-weight="normal" style:font-size-asian="10pt" style:font-weight-asian="normal" style:font-size-complex="10pt" style:font-weight-complex="normal"/>
    </style:style>
    <style:style style:name="P3" style:family="paragraph" style:parent-style-name="Standard">
      <style:text-properties style:font-name="Bitstream Vera Sans Mono" fo:font-size="10pt" style:font-size-asian="10pt" style:font-size-complex="10pt"/>
    </style:style>
    <style:style style:name="P4" style:family="paragraph" style:parent-style-name="Standard">
      <style:text-properties style:font-name="Bitstream Vera Sans Mono" fo:font-size="10pt" fo:font-weight="bold" style:font-size-asian="10pt" style:font-weight-asian="bold" style:font-size-complex="10pt" style:font-weight-complex="bold"/>
    </style:style>
    <style:style style:name="P5" style:family="paragraph" style:parent-style-name="Standard">
      <style:text-properties style:font-name="Bitstream Vera Sans Mono" fo:font-size="10pt" fo:font-weight="normal" style:font-size-asian="10pt" style:font-weight-asian="normal" style:font-size-complex="10pt" style:font-weight-complex="normal"/>
    </style:style>
    <style:style style:name="P6" style:family="paragraph" style:parent-style-name="Standard">
      <style:text-properties style:font-name="Bitstream Vera Sans Mono" fo:font-size="10pt" fo:language="en" fo:country="US" style:font-size-asian="10pt" style:font-size-complex="10pt"/>
    </style:style>
    <style:style style:name="P7" style:family="paragraph" style:parent-style-name="Standard">
      <style:text-properties style:font-name="Bitstream Vera Sans Mono" fo:font-size="10pt" fo:language="en" fo:country="US" fo:font-weight="normal" style:font-size-asian="10pt" style:font-weight-asian="normal" style:font-size-complex="10pt" style:font-weight-complex="normal"/>
    </style:style>
    <style:style style:name="P8" style:family="paragraph" style:parent-style-name="Standard">
      <style:text-properties style:font-name="Bitstream Vera Sans Mono" fo:font-size="10pt" fo:language="en" fo:country="US" fo:font-weight="bold" style:font-size-asian="10pt" style:font-weight-asian="bold" style:font-size-complex="10pt" style:font-weight-complex="bold"/>
    </style:style>
    <style:style style:name="P9" style:family="paragraph" style:parent-style-name="Standard">
      <style:text-properties style:font-name="Bitstream Vera Sans Mono" fo:font-size="10pt" fo:language="en" fo:country="US" style:text-underline-style="none" fo:font-weight="normal" style:font-size-asian="10pt" style:font-weight-asian="normal" style:font-size-complex="10pt" style:font-weight-complex="normal"/>
    </style:style>
    <style:style style:name="P10" style:family="paragraph" style:parent-style-name="Standard">
      <style:text-properties style:font-name="Bitstream Vera Sans Mono" fo:font-size="14pt" style:text-underline-style="none" fo:font-weight="bold" style:font-size-asian="14pt" style:font-weight-asian="bold" style:font-size-complex="14pt" style:font-weight-complex="bold"/>
    </style:style>
    <style:style style:name="P11" style:family="paragraph" style:parent-style-name="Standard">
      <style:text-properties style:font-name="Bitstream Vera Sans Mono" fo:font-size="14pt" style:text-underline-style="none" fo:font-weight="normal" style:font-size-asian="14pt" style:font-weight-asian="normal" style:font-size-complex="14pt" style:font-weight-complex="normal"/>
    </style:style>
    <style:style style:name="P12" style:family="paragraph" style:parent-style-name="Standard">
      <style:text-properties style:font-name="Bitstream Vera Sans Mono" fo:font-size="14pt" fo:language="en" fo:country="US" style:text-underline-style="none" fo:font-weight="bold" style:font-size-asian="14pt" style:font-weight-asian="bold" style:font-size-complex="14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language="en" fo:country="US" fo:font-weight="bold" style:font-weight-asian="bold" style:font-weight-complex="bold"/>
    </style:style>
    <style:style style:name="P15" style:family="paragraph" style:parent-style-name="Standard">
      <style:text-properties style:font-name="Bitstream Vera Sans Mono" fo:font-size="14pt" style:text-underline-style="none" fo:font-weight="bold" style:font-size-asian="14pt" style:font-weight-asian="bold" style:font-size-complex="14pt" style:font-weight-complex="bold"/>
    </style:style>
    <style:style style:name="P16" style:family="paragraph" style:parent-style-name="Standard">
      <style:text-properties style:font-name="Bitstream Vera Sans Mono" fo:font-size="10pt" style:text-underline-style="none" fo:font-weight="normal" style:font-size-asian="10pt" style:font-weight-asian="normal" style:font-size-complex="10pt" style:font-weight-complex="normal"/>
    </style:style>
    <style:style style:name="P17" style:family="paragraph" style:parent-style-name="Standard" style:list-style-name="L1">
      <style:text-properties style:font-name="Bitstream Vera Sans Mono" fo:font-size="10pt" style:text-underline-style="none" fo:font-weight="normal" style:font-size-asian="10pt" style:font-weight-asian="normal" style:font-size-complex="10pt" style:font-weight-complex="normal"/>
    </style:style>
    <style:style style:name="P18" style:family="paragraph" style:parent-style-name="Standard">
      <style:text-properties style:font-name="Bitstream Vera Sans Mono" fo:font-size="10pt" style:text-underline-style="none" fo:font-weight="bold" style:font-size-asian="10pt" style:font-weight-asian="bold" style:font-size-complex="10pt" style:font-weight-complex="bold"/>
    </style:style>
    <style:style style:name="P19" style:family="paragraph" style:parent-style-name="Standard">
      <style:text-properties style:font-name="Bitstream Vera Sans Mono" fo:font-size="10pt" style:font-size-asian="10pt" style:font-size-complex="10pt"/>
    </style:style>
    <style:style style:name="P20" style:family="paragraph" style:parent-style-name="Standard">
      <style:paragraph-properties fo:break-before="page"/>
      <style:text-properties style:font-name="Bitstream Vera Sans Mono" fo:font-size="10pt" style:text-underline-style="none" fo:font-weight="normal" style:font-size-asian="10pt" style:font-weight-asian="normal" style:font-size-complex="10pt" style:font-weight-complex="normal"/>
    </style:style>
    <style:style style:name="P21" style:family="paragraph" style:parent-style-name="Standard">
      <style:paragraph-properties fo:break-before="page"/>
      <style:text-properties style:font-name="Bitstream Vera Sans Mono" fo:font-size="14pt" fo:language="en" fo:country="US" style:text-underline-style="none" fo:font-weight="bold" style:font-size-asian="14pt" style:font-weight-asian="bold" style:font-size-complex="14pt" style:font-weight-complex="bold"/>
    </style:style>
    <style:style style:name="P22" style:family="paragraph" style:parent-style-name="Standard">
      <style:paragraph-properties fo:break-before="page"/>
      <style:text-properties style:font-name="Bitstream Vera Sans Mono" fo:font-size="14pt" style:text-underline-style="none"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font-name="Bitstream Vera Sans Mono"/>
    </style:style>
    <style:style style:name="T4" style:family="text">
      <style:text-properties style:font-name="Bitstream Vera Sans Mono" fo:font-size="10pt" style:text-underline-style="none" fo:font-weight="normal" style:font-size-asian="10pt" style:font-weight-asian="normal" style:font-size-complex="10pt" style:font-weight-complex="normal"/>
    </style:style>
    <style:style style:name="T5" style:family="text">
      <style:text-properties style:font-name="Bitstream Vera Sans Mono" fo:font-size="10pt" style:font-size-asian="10pt" style:font-size-complex="10pt"/>
    </style:style>
    <style:style style:name="T6" style:family="text">
      <style:text-properties style:font-name="Bitstream Vera Sans Mono" fo:font-size="10pt" fo:font-weight="normal" style:font-size-asian="10pt" style:font-weight-asian="normal" style:font-size-complex="10pt" style:font-weight-complex="normal"/>
    </style:style>
    <style:style style:name="T7" style:family="text">
      <style:text-properties style:font-name="Bitstream Vera Sans Mono" fo:font-size="10pt" fo:language="en" fo:country="US" fo:font-weight="normal" style:font-size-asian="10pt" style:font-weight-asian="normal" style:font-size-complex="10pt" style:font-weight-complex="normal"/>
    </style:style>
    <style:style style:name="T8"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OW IT WORKS</text:p>
      <text:p text:style-name="P10"/>
      <text:p text:style-name="P2">BIOS : Same patching process done for DE1 proto.</text:p>
      <text:p text:style-name="P2"/>
      <text:p text:style-name="P2">The loading functions are replaced with new ones to communicate with the SD card through new memory-mapped registers provided by the CPLD.</text:p>
      <text:p text:style-name="P2"/>
      <text:p text:style-name="P2">The MCU handles the SD filesystem, the BIOS sees the ISO file as a normal CD.</text:p>
      <text:p text:style-name="P2"/>
      <text:p text:style-name="P2">The registers are kept in the BIOS address space because FFxxxx might be completely mapped to the CD chips and using it would be risky.</text:p>
      <text:p text:style-name="P2">The CPLD takes care of switching between registers and BIOS (flash) data.</text:p>
      <text:p text:style-name="P2"/>
      <text:p text:style-name="P2">As of 07/09/2019, the registers are :</text:p>
      <text:p text:style-name="P2"/>
      <text:p text:style-name="P2">CPLDREG_DATA<text:tab/><text:tab/>equ<text:tab/><text:tab/>$C1E000</text:p>
      <text:p text:style-name="P2">CPLDREG_EXEC<text:tab/> <text:s text:c="2"/><text:tab/>equ<text:tab/><text:tab/>$C1E100</text:p>
      <text:p text:style-name="P2">CPLDREG_STAT<text:tab/> <text:s text:c="2"/><text:tab/>equ<text:tab/><text:tab/>$C1E200</text:p>
      <text:p text:style-name="P2"/>
      <text:p text:style-name="P1">Why it is better to let the MCU control the SD card, and not the BIOS:</text:p>
      <text:list xml:id="list8380508033788637809" text:style-name="L1">
        <text:list-item>
          <text:p text:style-name="P17">The MCU has an unerasable boot ROM to allow DFU reprogramming, which makes it unbrickable whatever happens. So if the BIOS flash becomes corrupt for some reason, the MCU can always operate and re-flash the BIOS from the SD card.<text:line-break/>Obviously, a corrupt BIOS wouldn't be able to re-flash itself on the console.<text:line-break/>So the MCU provides a <text:span text:style-name="T1">needed</text:span> fail-safe.</text:p>
        </text:list-item>
        <text:list-item>
          <text:p text:style-name="P17">The MCU can do SPI much faster than the 68k, and it'll remove the « SPI accelerator » stuff from the CPLD.</text:p>
        </text:list-item>
      </text:list>
      <text:p text:style-name="P2"/>
      <text:p text:style-name="P2">Both the BIOS and the MCU need to be able to access files because of the CD sector loading scheme <text:span text:style-name="T1">and</text:span> because the MCU needs to read .wav files for CDDA.</text:p>
      <text:p text:style-name="P2">But having code to handle FAT on both sides sucks and would be messy, so it's simpler to have the MCU deal with it alone and provide simplified access to the BIOS.</text:p>
      <text:p text:style-name="P2"/>
      <text:p text:style-name="P2">The console doesn't have to deal with the FAT because it would only have to when listing the directories and ISO files at startup.</text:p>
      <text:p text:style-name="P2">When an ISO is selected for loading, the console only has to deal with that single ISO file. So once loading is started, the console doesn't have to deal with the FAT anymore. It simply asks for CD sectors, and the MCU can do the FAT work to locate the right SD sectors from the card.</text:p>
      <text:p text:style-name="P2"/>
      <text:p text:style-name="P2"/>
      <text:p text:style-name="P20"/>
      <text:p text:style-name="P2">For this, short command + parameter queries in 5-byte packets (or more) are used.<text:line-break/>The console is the master, the MCU is the slave.</text:p>
      <text:p text:style-name="P2"/>
      <text:p text:style-name="P2">'K' : F=ok, 0=nok</text:p>
      <text:p text:style-name="P2">If a command is nok, then an error can also be returned.</text:p>
      <text:p text:style-name="P2"/>
      <text:p text:style-name="P1">CMD_TEST : Comm test</text:p>
      <text:p text:style-name="P2">Echoes back a byte<text:line-break/>Send: $00 TT xx xx xx, [exec]</text:p>
      <text:p text:style-name="P2">Recv: $K0 TT<text:line-break/>TT = Any byte</text:p>
      <text:p text:style-name="P2"/>
      <text:p text:style-name="P2"><text:span text:style-name="T1">CMD_GETID : Get MCU serial, app version and CPLD USERCODE</text:span><text:line-break/>Send: $01 xx xx xx xx, [exec]</text:p>
      <text:p text:style-name="P2">Recv: $K1 SS SS SS SS SS SS SS SS SS SS SS SS VV vv UU UU UU UU<text:line-break/>SS = Serial # = MCU UID<text:line-break/>VV vv = MCU app version major, minor<text:line-break/>UU = CPLD USERCODE</text:p>
      <text:p text:style-name="P2"/>
      <text:p text:style-name="P1">CMD_GETSTATUS : Read status – Also set RGB LED configuration</text:p>
      <text:p text:style-name="P2">Send: $02 LL xx xx xx<text:line-break/>Recv: $K2 aa bb cc dd</text:p>
      <text:p text:style-name="P2">LL = SxbgrBGR, S=1:Set LED config/0:ignore, bgr=idle color, BGR=loading color.<text:line-break/>aabbccdd = Status bitmap</text:p>
      <text:p text:style-name="P2">Bit 0 : 1=SD card inserted, 0=No SD card</text:p>
      <text:p text:style-name="P2"/>
      <text:p text:style-name="P2"><text:span text:style-name="T1">CMD_UPDATE : Perform CPLD and menu update</text:span><text:line-break/>Send: $03 xx xx xx xx, [exec]</text:p>
      <text:p text:style-name="P2">Recv: $K3 RR<text:line-break/>RR = Return code. 00 = Ok. Others TBD.</text:p>
      <text:p text:style-name="P2"/>
      <text:p text:style-name="P2"><text:span text:style-name="T1">CMD_RESET : Perform CPLD and menu update</text:span><text:line-break/>Send: $04 MM xx xx xx, [exec]</text:p>
      <text:p text:style-name="P2">Recv: $K4 RR</text:p>
      <text:p text:style-name="P2">MM = non-zero : Run stock BIOS.<text:line-break/>RR = Return code. 00 = Ok. Others TBD.</text:p>
      <text:p text:style-name="P2"/>
      <text:p text:style-name="P1">CMD_INITSD : Reset/init SD, get detected card type</text:p>
      <text:p text:style-name="P2">Send: $05 xx xx xx xx, [exec]</text:p>
      <text:p text:style-name="P2">Recv: $K5 CT<text:line-break/>CT = Card Type : 0=Fail 1=SDV1 2=SDV2(SDHC)</text:p>
      <text:p text:style-name="P2"/>
      <text:p text:style-name="P1">CMD_GETGAMES : Get iso files list / full filename</text:p>
      <text:p text:style-name="P2">Send: $06 MM FF xx xx, [exec]<text:line-break/>Recv: $K6 NB (ID 30chars... /0)*NB</text:p>
      <text:p text:style-name="P2">or<text:line-break/>Recv: $K6 00 Filename... /0</text:p>
      <text:p text:style-name="P2">MM = Zero : get file list, Non-zero : get full filename for file ID FF</text:p>
      <text:p text:style-name="P2">NB = List entry count<text:line-break/>ID = List entry ID, starts from 0, max TBD</text:p>
      <text:p text:style-name="P2"/>
      <text:p text:style-name="P1">CMD_SELECTGAME : Select iso file</text:p>
      <text:p text:style-name="P2">Send: $07 ID xx xx xx, [exec]<text:line-break/>Recv: $K7<text:line-break/>ID = List entry ID got from command $04</text:p>
      <text:p text:style-name="P2"><text:line-break/><text:span text:style-name="T1">CMD_LOADSECT : Load CD sector</text:span></text:p>
      <text:p text:style-name="P2">Send: $08 MM SS FF xx, [exec]<text:line-break/>Recv: $K8 00 data...</text:p>
      <text:p text:style-name="P2">MSF = Minutes-Seconds-Frames location of desired sector</text:p>
      <text:p text:style-name="P2"/>
      <text:p text:style-name="P1">CMD_CDDA : CDDA command</text:p>
      <text:p text:style-name="P2">Send: $09 CC TT xx xx, [exec]<text:line-break/>Recv: $K9</text:p>
      <text:p text:style-name="P2">CC = Command (0, 1, 2, 3)</text:p>
      <text:p text:style-name="P2">TT = Track number (in BCD)</text:p>
      <text:p text:style-name="P2"><text:soft-page-break/></text:p>
      <text:p text:style-name="P1">CMD_DUMPROM : Ask MCU to dump console system ROM → SD card</text:p>
      <text:p text:style-name="P2">Send: $0A xx xx xx xx, [exec]<text:line-break/>Recv: $KA</text:p>
      <text:p text:style-name="P2">WARNING : This command resets the console, warn the user before sending it !</text:p>
      <text:p text:style-name="P2"/>
      <text:p text:style-name="P1">CMD_GETSAVES : List backup RAM files</text:p>
      <text:p text:style-name="P2">Send: $0B xx xx xx xx, [exec]<text:line-break/>Recv: $KB NB (ID 32chars... /0)*NB</text:p>
      <text:p text:style-name="P2">NB = List entry count<text:line-break/>ID = List entry ID, starts from 0, max TBD</text:p>
      <text:p text:style-name="P2"/>
      <text:p text:style-name="P1">CMD_STORESAVE : Backup RAM → SD card</text:p>
      <text:p text:style-name="P2">Send: $0C SS SS EE filename, [exec], data, checksum, [exec]<text:line-break/>Recv: $KC<text:line-break/>SS = Size (should always be 8192 bytes)</text:p>
      <text:p text:style-name="P2">EE = 01 to ask for error if file already exists, 00 to force write.</text:p>
      <text:p text:style-name="P2">(Each data byte must be ACKed by the MCU to avoid buffer overruns. Should be ok even if slow as data amount is small)<text:line-break/>(The checksum is a simple 16 bit sum of all data bytes)</text:p>
      <text:p text:style-name="P2">Error code 1 : f_open failed.</text:p>
      <text:p text:style-name="P2">Error code 2 : f_write failed during transfer.</text:p>
      <text:p text:style-name="P2">Error code 3 : A file check was requested and the file already exists.</text:p>
      <text:p text:style-name="P2"/>
      <text:p text:style-name="P1">CMD_LOADSAVE : SD card → Backup RAM / delete file</text:p>
      <text:p text:style-name="P2">Send: $0D BB ID xx xx<text:line-break/>Recv: $KD (2kB data)</text:p>
      <text:p text:style-name="P2">BB = 2kB data block (0~3), or $FF to delete the file<text:line-break/>ID = List entry ID got from command CMD_GETSAVES</text:p>
      <text:p text:style-name="P20"/>
      <text:p text:style-name="P1">Comm. Scheme for revision B and higher (16bit) :</text:p>
      <text:p text:style-name="P2"/>
      <text:p text:style-name="P2">The BIOS writes a command or parameter byte to CPLDREG_DATA.</text:p>
      <text:p text:style-name="P2">The CPLD sets its DATA_PENDING bit, with CPLD4 high.</text:p>
      <text:p text:style-name="P2">The BIOS starts polling CPLDREG_STAT, waiting for DATA_PENDING to be cleared.</text:p>
      <text:p text:style-name="P2">The CPLD latched the byte and tells the MCU that a byte transfer is pending (CPLD1).</text:p>
      <text:p text:style-name="P2">The MCU gets interrupted by the signal.<text:line-break/>Because CPLD4 is high, the MCU reads a byte from the CPLD and stores it in the FIFO.</text:p>
      <text:p text:style-name="P2">The MCU tells the CPLD that the byte was stored ok (MCUCLK).</text:p>
      <text:p text:style-name="P2">The CPLD resets its DATA_PENDING bit.</text:p>
      <text:p text:style-name="P2">The BIOS detects the DATA_PENDING bit clear and continues writing bytes the same way.</text:p>
      <text:p text:style-name="P2">Once done, the BIOS writes to CPLDREG_EXEC.</text:p>
      <text:p text:style-name="P2">The CPLD sets its EXEC_PENDING bit.</text:p>
      <text:p text:style-name="P2">The BIOS starts polling CPLDREG_STAT, waiting for EXEC_PENDING to be cleared.</text:p>
      <text:p text:style-name="P2">The CPLD tells the MCU to process the last bytes written in the FIFO (CPLD3).</text:p>
      <text:p text:style-name="P2">---------------------------</text:p>
      <text:p text:style-name="P2">Once ready, the MCU writes the first reply words to the CPLD.</text:p>
      <text:p text:style-name="P2">The MCU tells the CPLD that the command was processed (MCUCLK).</text:p>
      <text:p text:style-name="P2">The CPLD resets its EXEC_PENDING bit.</text:p>
      <text:p text:style-name="P2">The BIOS detects the EXEC_PENDING bit clear.</text:p>
      <text:p text:style-name="P2">The BIOS reads a reply word from CPLDREG_DATA.</text:p>
      <text:p text:style-name="P2">The CPLD sets its DATA_PENDING bit, with CPLD4 low.</text:p>
      <text:p text:style-name="P2">The BIOS starts polling CPLDREG_STAT, waiting for DATA_PENDING to be cleared.</text:p>
      <text:p text:style-name="P2">The CPLD tells the MCU that a word transfer is pending (CPLD1).</text:p>
      <text:p text:style-name="P2">Because CPLD4 is low, the MCU writes the next reply word to the CPLD.</text:p>
      <text:p text:style-name="P2">The MCU tells the CPLD that the word was written ok (MCUCLK).</text:p>
      <text:p text:style-name="P2">The CPLD resets its DATA_PENDING bit.</text:p>
      <text:p text:style-name="P2">The BIOS detects the DATA_PENDING bit clear and continues reading words the same way.</text:p>
      <text:p text:style-name="P2"/>
      <text:p text:style-name="P2"/>
      <text:p text:style-name="P1">SD card directory structure :</text:p>
      <text:p text:style-name="P2">/</text:p>
      <text:p text:style-name="P2"><text:tab/>game a</text:p>
      <text:p text:style-name="P2"><text:tab/><text:tab/>game a.iso</text:p>
      <text:p text:style-name="P2"><text:tab/><text:tab/>game a 00.wav</text:p>
      <text:p text:style-name="P2"><text:tab/><text:tab/>game a 01.wav</text:p>
      <text:p text:style-name="P2"><text:tab/><text:tab/>…</text:p>
      <text:p text:style-name="P2"><text:tab/>saves</text:p>
      <text:p text:style-name="P2"><text:tab/><text:tab/>savename.bin</text:p>
      <text:p text:style-name="P1"/>
      <text:p text:style-name="P1"/>
      <text:p text:style-name="P1">Console board models :</text:p>
      <text:p text:style-name="P2">NEO-CDM3-1 : LC8953, 68k right.<text:line-break/>NEO-CDM3-2 : LC8953/LC98000, 68k right.<text:line-break/>NEO-CDM4-1 : LC98000, 68k top.<text:line-break/>NEO-CDM4-2 : LC98000, 68k top.<text:line-break/>NEO-CDM5-1 : LC98000, 68k top.</text:p>
      <text:p text:style-name="P2"/>
      <text:p text:style-name="P2">The LC8953 and LC98000 are pin-compatible ! Only the BIOS changes.<text:line-break/>LC8953 : TOP-SP1<text:line-break/>LC98000 : TOP-SP1-2</text:p>
      <text:p text:style-name="P2">Is the DMA microcode different ?</text:p>
      <text:p text:style-name="P2"/>
      <text:p text:style-name="P2">FRONT-SP1 : First (and only) front-loader BIOS, SHA1=?.</text:p>
      <text:p text:style-name="P2"/>
      <text:p text:style-name="P2">TOP-SP1 / TOP-SP1-1:</text:p>
      <text:p text:style-name="P2">First top-loader BIOS</text:p>
      <text:p text:style-name="P2">SHA1=CC92B54A18A8BFF6E595AABE8E5C360BA9E62EB5</text:p>
      <text:p text:style-name="P2">Word sum = E10C.</text:p>
      <text:p text:style-name="P2">Version string : VER. 1.04</text:p>
      <text:p text:style-name="P2"><text:line-break/>TOP-SP1-2 :</text:p>
      <text:p text:style-name="P2">Second top-loader BIOS</text:p>
      <text:p text:style-name="P2">SHA1=8C1F00F13FC5EDED1948E53D5AEC32022C05FFF0</text:p>
      <text:p text:style-name="P2">Word sum = DC4C.</text:p>
      <text:p text:style-name="P2">Only 19 bytes are different, bugfixes in the RAM testing code.</text:p>
      <text:p text:style-name="P2"><text:soft-page-break/>Version string : VER. 1.04 (same as TOP-SP1)</text:p>
      <text:p text:style-name="P2"><text:line-break/>TOP-SP1-3 :</text:p>
      <text:p text:style-name="P2">Third top-loader BIOS</text:p>
      <text:p text:style-name="P2">SHA1=0D62BB6F31279DE199F9FB10429107351F25636C</text:p>
      <text:p text:style-name="P2">Word sum = EF2E.</text:p>
      <text:p text:style-name="P3"><text:span text:style-name="T2">Version string : VER. 1.06</text:span></text:p>
      <text:p text:style-name="P3"/>
      <text:p text:style-name="P3"/>
      <text:p text:style-name="P3"><text:span text:style-name="T1">CDDA playback</text:span> :</text:p>
      <text:p text:style-name="P3">DMA is used to feed the I2S peripheral from memory. A 8192-word buffer is used as a dual 4096-word buffer, its refill is triggered by the half transfer and transfer done interrupts.</text:p>
      <text:p text:style-name="P3"/>
      <text:p text:style-name="P3">Frequency was very off (41kHz instead of 44.1kHz) because the I2S master clock output was enabled and forced the HAL function to round the clock prescaler too much. The I2S MCO isn't needed so it was disabled. Frequency is now closer to 44kHz.</text:p>
      <text:p text:style-name="P3"/>
      <text:p text:style-name="P3"/>
      <text:p text:style-name="P1">Startup process :</text:p>
      <text:p text:style-name="P2">The console is held in reset by the MCU. The MCU bootloader checks that the MCU app is valid by running a CRC32 on all of it except the last 4 bytes, and comparing the value at with the last 4 bytes. If the check passes, the app is launched. If not, the bootloader looks for an update file in the SD card (NSDLxxyy.WAD). If one is found, the MCU app is updated, verified, and then started.</text:p>
      <text:p text:style-name="P2"/>
      <text:p text:style-name="P2">This means that if the bootloader detects that the MCU app is invalid, an update is forced. Otherwise, the app is ran normally and the user can then chose to do an update or not.</text:p>
      <text:p text:style-name="P2"/>
      <text:p text:style-name="P2">It is possible to force the update even if the app is validated by placing a NSDLZZZZ.WAD file on the SD card. As long as the file is present, it will be used at each boot up.</text:p>
      <text:p text:style-name="P2"/>
      <text:p text:style-name="P2">If there are multiple WAD files on the SD card, the first one in the FAT is used. So there must be only one, otherwise it would be hard to predict which one will be used !</text:p>
      <text:p text:style-name="P2"/>
      <text:p text:style-name="P2">The bootloader only takes care of updating the MCU app. The MCU app itself is responsible for updating the CPLD and 68k flash.</text:p>
      <text:p text:style-name="P2"/>
      <text:p text:style-name="P2"/>
      <text:p text:style-name="P1">App update process for firmwares before V0.6 :</text:p>
      <text:p text:style-name="P2">To update the CPLD and the menu, the user must go to the main menu (C button) and select Update firmware to start the process. If an update file is found, the CPLD and menu are updated then the console is restarted.</text:p>
      <text:p text:style-name="P2"/>
      <text:p text:style-name="P2">This can be a problem if the user has put the new NSDLZZZZ.WAD on the SD card at startup, because the MCU app will be updated before the CPLD and flash, causing a version mismatch and glitches which make it impossible to reach the Update firmware option in the menu.</text:p>
      <text:p text:style-name="P2"/>
      <text:p text:style-name="P2"/>
      <text:p text:style-name="P1">App update process for firmware V0.6 :</text:p>
      <text:p text:style-name="P2">At startup, the MCU app checks the CPLD and menu versions. If a mismatch is found, an attempt is made to open the NSDLZZZZ.WAD file. If found, the CPLD and menu are updated. If not, a LED error code is shown and the console starts in original bios mode.</text:p>
      <text:p text:style-name="P2"/>
      <text:p text:style-name="P2"/>
      <text:p text:style-name="P1">Update file format :</text:p>
      <text:p text:style-name="Standard"><text:span text:style-name="T4">All data (MCU app, BIOS patches, CPLD bitstream) is contained in a unique WAD file.<text:line-break/>See </text:span><text:a xlink:type="simple" xlink:href="https://zdoom.org/wiki/WAD" text:style-name="Internet_20_link" text:visited-style-name="Visited_20_Internet_20_Link">https://zdoom.org/wiki/WAD</text:a></text:p>
      <text:p text:style-name="P2">A CRC32 is appended to every lump in the WAD file.<text:line-break/>The lump size includes the CRC32.</text:p>
      <text:p text:style-name="P2"/>
      <text:p text:style-name="P2">WAD lump names :</text:p>
      <text:p text:style-name="P2">MCAPxxyy : MCU app padded to 48kB-4, version xx.yy<text:line-break/>SPATcccc : System ROM patch for CRC16 cccc (multiple ones)<text:line-break/>CPLDxxyy : CPLD bitstream version xx.yy</text:p>
      <text:p text:style-name="P2"><text:soft-page-break/></text:p>
      <text:p text:style-name="P2">The MCU app is the raw binary padded to 48kB – 4 bytes so that the CRC32 ends up being the very last word in the MCU user flash. This is used by the bootloader to detect app validity, very important !</text:p>
      <text:p text:style-name="P2"><text:line-break/>The BIOS patches are compact versions of the AS .p files. The data is a succession of blocks of the form (start address).l, (length).w, (data...). The start address begins at 0x000000 (base address of flash), not 0xC00000.</text:p>
      <text:p text:style-name="P2"><text:line-break/>The CPLD bitstream is the raw bitstream extracted from the .pof file.</text:p>
      <text:p text:style-name="P2"/>
      <text:p text:style-name="P2">The CPLD USERCODE is programmed with (0x600D « GOOD » + bitstream version) : 600Dxxyy.</text:p>
      <text:p text:style-name="P2"/>
      <text:p text:style-name="P2"/>
      <text:p text:style-name="P1">Bootloader LED blink codes :</text:p>
      <text:p text:style-name="P2">See ProdBootxxx main.c and main.h</text:p>
      <text:p text:style-name="P2"/>
      <text:p text:style-name="P2">RED RED RED : App invalid, no update found on SD card, going to USB DFU mode.<text:line-break/>RED RED YELLOW : During update, file couldn't be opened.</text:p>
      <text:p text:style-name="P2">RED YELLOW  RED: During update, file format error or MCAP lump can't be found.<text:line-break/>RED YELLOW YELLOW : During update, flash can't be erased.<text:line-break/>YELLOW RED RED : During update, programming error.</text:p>
      <text:p text:style-name="P2">YELLOW RED YELLOW : During update, file couln't be opened for verification.<text:line-break/>YELLOW YELLOW RED : During update, verification failed.<text:line-break/>YELLOW YELLOW YELLOW : During update, can't find matching BIOS patch.<text:line-break/>GREEN GREEN GREEN : During update, update success !<text:line-break/>BLUE : Programming or verify operation ongoing.</text:p>
      <text:p text:style-name="P2"/>
      <text:p text:style-name="P2"/>
      <text:p text:style-name="P1">How to prepare an update file :</text:p>
      <text:p text:style-name="P2">For the CPLD bitstream : The USERCODE must be changed in Quartus in the device options to indicate the new version (600Dxxyy, see above). This USERCODE is fitted with the logic, so it must be set before compilation. It will then be embedded in the bitstream (weird but that's how it works with Altera). <text:span text:style-name="T3">Copy .pof to CPLDxxyy for makeupdate tool.</text:span></text:p>
      <text:p text:style-name="P2"/>
      <text:p text:style-name="P2">During testing of the update, the USERCODE must be verified through the console menu to make sure the update correctly set the new one.</text:p>
      <text:p text:style-name="P2"/>
      <text:p text:style-name="Standard"><text:span text:style-name="T4">For the MCU app : Up</text:span><text:span text:style-name="T5">date VERSION_MAJOR and VERSION_MINOR before compiling. Compile in Release mode, NOT Standalone mode. Copy .bin to MCAPxxyy for makeupdate tool.</text:span></text:p>
      <text:p text:style-name="P21">Cheat engine details:</text:p>
      <text:p text:style-name="P12"/>
      <text:p text:style-name="P2">The cheat descriptions and data come from Pugsy's MAME XML cheat files. They're filtered, parsed and formatted by pack_cheats.py into <text:span text:style-name="T8">a structured binary file which is then included in the BIOS patch.</text:span></text:p>
      <text:p text:style-name="P9"/>
      <text:p text:style-name="P9">See comments at the top of pack_cheats.py for the format info.</text:p>
      <text:p text:style-name="P9"/>
      <text:p text:style-name="P9">The description text for each cheat is compressed by using 1-byte aliases and a fixed dictionnary, which is also included in the binary data.</text:p>
      <text:p text:style-name="P9"/>
      <text:p text:style-name="P9">The cheats are looked up based on the game's NGH number.</text:p>
      <text:p text:style-name="P9"/>
      <text:p text:style-name="P9">Each cheat has one or multiple action codes, which are made of opcodes and parameters. These are interpreted by the cheat engine to perform the needed modifications to RAM.</text:p>
      <text:p text:style-name="P9"/>
      <text:p text:style-name="P9">Currently only two kinds of cheats are supported: one-off, and frame based.</text:p>
      <text:p text:style-name="P9">One-off cheats are executed once. Frame-based cheats are copied in a buffer to be run at the start of each frame.</text:p>
      <text:p text:style-name="P9"/>
      <text:p text:style-name="P9">Several cheats are based on parameters (character/level selection...), these could be supported in the future.</text:p>
      <text:p text:style-name="P10"/>
      <text:p text:style-name="P10"/>
      <text:p text:style-name="P22">Bugfix notes :</text:p>
      <text:p text:style-name="P10"/>
      <text:p text:style-name="P2">If an address error occurs just after selecting an iso file to load, it's probably because the CD was ripped with shit software which didn't align the directory entries to even addresses (there's an optional padding byte for that). This makes GetCDFileList crash because it tries reading longword LBA (code at $C0EF94) at an odd address. The iso shouldn't work in MAME either.</text:p>
      <text:p text:style-name="P2"/>
      <text:p text:style-name="P2">PRG too big problem: sector counter starts off ridiculously high (1F00+), because some games actually use the $180000+ memory zone to load stuff. It can't be used for « special work RAM ». This is fixed.</text:p>
      <text:p text:style-name="P2"/>
      <text:p text:style-name="P11">Double Dragon (MAME):</text:p>
      <text:p text:style-name="P2">Double dragon crashes during IPL just after loading DDPRG.PRG, file index #, in IPL.</text:p>
      <text:p text:style-name="P2">MAME says that it causes the vector table to be overwritten with garbage.</text:p>
      <text:p text:style-name="P2">This is because the BIOS for some reason thinks it's a PRG file that contains the vector table like it was loaded at 0, but it's actually loaded at 180000. The vector table is actually contained in DDVCT.PRG which should be the next file loaded.</text:p>
      <text:p text:style-name="P2"/>
      <text:p text:style-name="P2">See LoadPRGSectors C0F784 in TOP-SP1 2.<text:line-break/>When loading DDPRG.PRG, IPL index #3, the CD file list index is $D. Starts loading the first sector and checks the 7EE2 flag. It is non-zero so it skips the first sector copy to FirstPRGSector, which is expected. The VBL IRQ vector from FirstPRGSector is copied to VBLVectorCopy and then the vector table is unconditionally replaced with the one from FirstPRGSector by a DMA copy, which isn't set (cleared to zeros by MAME) so it all goes to shit.</text:p>
      <text:p text:style-name="P2"/>
      <text:p text:style-name="P2">The only reason I can think of preventing this from happening on the real console, is that the DMA microcode at DMACode_2 C119D4 (which is only used once by this single PRG loading routine) performs the copy but skips the single longword value corresponding to the VBL IRQ vector, which remains the one used for the loading screen.</text:p>
      <text:p text:style-name="P2">Once the whole IPL is loaded, the game's VBL IRQ vector previously stored in <text:s/>VBLVectorCopy is written to the vector table and everyone's happy.</text:p>
      <text:p text:style-name="P2"/>
      <text:p text:style-name="P2">After this was solved, another crash happened just after DDVCT.PRG started to load. This happened because the file is smaller (1kB) than a CD sector and caused the sector counter to wrap to -1 in LoadCDSectorFromSD. Checking for 0 before loading a new sector solved the problem.</text:p>
      <text:p text:style-name="P2"/>
      <text:p text:style-name="P11">Galaxy Fight:</text:p>
      <text:p text:style-name="P2">After the fight in-game loading (after character select), the screen went white and locked up. There was a FIX upload with an odd data size, causing the softcopy routine to fuck up. Changed it to support odd data sizes.</text:p>
      <text:p text:style-name="P2"/>
      <text:p text:style-name="P11">Metal Slug:</text:p>
      <text:p text:style-name="P2">After the « arcade mission » in-game loading, the credits display showed up for a few frames then the console resets. The game code relied on the CDD comm. periodic interrupt to get the watchdog kicked during ~15 frames after the loading finished. Solved by adding a watchdog kick in SYSTEM_IO, which was being called by the game during that tim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08T02:07:40.61</meta:creation-date>
    <meta:generator>OpenOffice/4.1.7$Win32 OpenOffice.org_project/417m1$Build-9800</meta:generator>
    <dc:date>2021-02-01T06:54:22.42</dc:date>
    <meta:editing-duration>P142DT19M20S</meta:editing-duration>
    <meta:editing-cycles>921</meta:editing-cycles>
    <meta:document-statistic meta:table-count="0" meta:image-count="0" meta:object-count="0" meta:page-count="8" meta:paragraph-count="179" meta:word-count="2859" meta:character-count="15672"/>
  </office:meta>
</office:document-meta>
</file>